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198a8a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808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b847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 draw:fit-to-contour="true"/>
    </style:style>
    <style:style style:name="gr19" style:family="graphic" style:parent-style-name="objectwithoutfill">
      <style:graphic-properties draw:marker-end="Arrow" draw:marker-end-width="0.3cm" draw:fill="none" draw:textarea-vertical-align="top" draw:fit-to-contour="false"/>
    </style:style>
    <style:style style:name="gr2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color="#004586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4586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4586" fo:font-size="8pt" style:font-size-asian="8pt" style:font-size-complex="8pt"/>
    </style:style>
    <style:style style:name="P10" style:family="paragraph">
      <style:text-properties fo:color="#b84700" fo:font-size="8pt" style:font-size-asian="8pt" style:font-size-complex="8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text-properties fo:color="#198a8a" fo:font-size="8pt" style:font-size-asian="8pt" style:font-size-complex="8pt"/>
    </style:style>
    <style:style style:name="P13" style:family="paragraph">
      <style:text-properties fo:color="#355e00" fo:font-size="8pt" style:font-size-asian="8pt" style:font-size-complex="8pt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6pt" style:font-size-asian="6pt" style:font-size-complex="6pt"/>
    </style:style>
    <style:style style:name="P17" style:family="paragraph">
      <style:paragraph-properties fo:text-align="end"/>
      <style:text-properties fo:color="#b84700" fo:font-size="8pt" style:font-size-asian="8pt" style:font-size-complex="8pt"/>
    </style:style>
    <style:style style:name="P18" style:family="paragraph">
      <style:paragraph-properties fo:text-align="end"/>
      <style:text-properties fo:color="#198a8a" fo:font-size="8pt" style:font-size-asian="8pt" style:font-size-complex="8pt"/>
    </style:style>
    <style:style style:name="P19" style:family="paragraph">
      <style:paragraph-properties fo:text-align="start"/>
      <style:text-properties style:use-window-font-color="true" fo:font-size="8pt" style:font-size-asian="8pt" style:font-size-complex="8pt"/>
    </style:style>
    <style:style style:name="P20" style:family="paragraph">
      <style:paragraph-properties fo:text-align="start"/>
      <style:text-properties fo:font-size="6pt" style:font-size-asian="6pt" style:font-size-complex="6pt"/>
    </style:style>
    <style:style style:name="P21" style:family="paragraph">
      <style:text-properties fo:color="#ff0000"/>
    </style:style>
    <style:style style:name="P22" style:family="paragraph">
      <style:text-properties fo:color="#ff0000" fo:font-size="18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text-properties fo:font-size="6pt" style:font-size-asian="6pt" style:font-size-complex="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4586" fo:font-size="8pt" style:font-size-asian="8pt" style:font-size-complex="8pt"/>
    </style:style>
    <style:style style:name="T5" style:family="text">
      <style:text-properties fo:color="#b84700" fo:font-size="8pt" style:font-size-asian="8pt" style:font-size-complex="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198a8a" fo:font-size="8pt" style:font-size-asian="8pt" style:font-size-complex="8pt"/>
    </style:style>
    <style:style style:name="T8" style:family="text">
      <style:text-properties fo:color="#355e00"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b847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198a8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355e00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ize="18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.6cm" svg:height="1.5cm" svg:x="1.7cm" svg:y="1.9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2.6cm" svg:height="1.5cm" svg:x="3.7cm" svg:y="9.401cm">
          <text:p text:style-name="P1"><text:span text:style-name="T2">Ge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6cm" svg:height="1.5cm" svg:x="12.9cm" svg:y="4.4cm">
          <text:p text:style-name="P1"><text:span text:style-name="T1">Kr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2.6cm" svg:height="1.5cm" svg:x="18.7cm" svg:y="1.9cm">
          <text:p text:style-name="P1"><text:span text:style-name="T1">Bunde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2.6cm" svg:height="1.5cm" svg:x="12.9cm" svg:y="1.9cm">
          <text:p text:style-name="P1"><text:span text:style-name="T1">Deutsc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2.6cm" svg:height="1.5cm" svg:x="7.3cm" svg:y="1.9cm">
          <text:p text:style-name="P1"><text:span text:style-name="T1">Sta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6cm" svg:height="1.5cm" svg:x="14.631cm" svg:y="9.4cm">
          <text:p text:style-name="P1"><text:span text:style-name="T2">Gem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.6cm" svg:height="1.5cm" svg:x="11.077cm" svg:y="9.4cm">
          <text:p text:style-name="P1"><text:span text:style-name="T2">Ge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2.6cm" svg:height="1.5cm" svg:x="18.3cm" svg:y="9.401cm">
          <text:p text:style-name="P1"><text:span text:style-name="T2">Gem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1.651cm" svg:x1="14.2cm" svg:y1="5.9cm" svg:x2="19.6cm" svg:y2="9.401cm" draw:start-shape="id1" draw:start-glue-point="2" draw:end-shape="id2" svg:d="m14200 5900v100h5400v3401" svg:viewBox="0 0 5401 3502">
          <text:p/>
        </draw:connector>
        <draw:connector draw:style-name="gr4" draw:text-style-name="P1" draw:layer="layout" draw:line-skew="-1.451cm" svg:x1="14.2cm" svg:y1="5.9cm" svg:x2="15.931cm" svg:y2="9.4cm" draw:start-shape="id1" draw:start-glue-point="2" draw:end-shape="id3" draw:end-glue-point="0" svg:d="m14200 5900v300h1731v3200" svg:viewBox="0 0 1732 3501">
          <text:p/>
        </draw:connector>
        <draw:connector draw:style-name="gr4" draw:text-style-name="P1" draw:layer="layout" draw:line-skew="-1.451cm" svg:x1="14.2cm" svg:y1="5.9cm" svg:x2="12.377cm" svg:y2="9.4cm" draw:start-shape="id1" draw:start-glue-point="2" draw:end-shape="id4" svg:d="m14200 5900v300h-1823v3200" svg:viewBox="0 0 1824 3501">
          <text:p/>
        </draw:connector>
        <draw:connector draw:style-name="gr4" draw:text-style-name="P1" draw:layer="layout" draw:line-skew="-1.651cm" svg:x1="5cm" svg:y1="9.401cm" svg:x2="14.2cm" svg:y2="5.9cm" draw:start-shape="id5" draw:start-glue-point="0" draw:end-shape="id1" draw:end-glue-point="2" svg:d="m5000 9401v-3401h9200v-100" svg:viewBox="0 0 9201 3502">
          <text:p/>
        </draw:connector>
        <draw:connector draw:style-name="gr5" draw:text-style-name="P1" draw:layer="layout" draw:type="lines" svg:x1="4.3cm" svg:y1="2.65cm" svg:x2="7.3cm" svg:y2="2.65cm" draw:start-shape="id6" draw:start-glue-point="1" draw:end-shape="id7" draw:end-glue-point="3" svg:d="m4300 2650h502 1997 501" svg:viewBox="0 0 3001 1">
          <text:p/>
        </draw:connector>
        <draw:connector draw:style-name="gr5" draw:text-style-name="P1" draw:layer="layout" draw:type="lines" svg:x1="3cm" svg:y1="3.4cm" svg:x2="14.2cm" svg:y2="3.4cm" draw:start-shape="id6" draw:start-glue-point="2" draw:end-shape="id8" draw:end-glue-point="2" svg:d="m3000 3400v502h11200v-502" svg:viewBox="0 0 11201 503">
          <text:p/>
        </draw:connector>
        <draw:connector draw:style-name="gr5" draw:text-style-name="P1" draw:layer="layout" draw:type="lines" svg:x1="3cm" svg:y1="1.9cm" svg:x2="20cm" svg:y2="1.9cm" draw:start-shape="id6" draw:start-glue-point="0" draw:end-shape="id9" draw:end-glue-point="0" svg:d="m3000 1900v-501h17000v501" svg:viewBox="0 0 17001 502">
          <text:p/>
        </draw:connector>
        <draw:connector draw:style-name="gr5" draw:text-style-name="P1" draw:layer="layout" draw:type="lines" draw:line-skew="0.201cm -10.999cm" svg:x1="1.7cm" svg:y1="2.65cm" svg:x2="12.9cm" svg:y2="5.15cm" draw:start-shape="id6" draw:start-glue-point="3" draw:end-shape="id1" draw:end-glue-point="3" svg:d="m1700 2650h-300v2500h11500" svg:viewBox="0 0 11501 2501">
          <text:p/>
        </draw:connector>
        <draw:frame draw:style-name="gr6" draw:text-style-name="P4" draw:layer="layout" svg:width="3.165cm" svg:height="0.569cm" svg:x="21.8cm" svg:y="2.8cm">
          <draw:text-box>
            <text:p><text:span text:style-name="T3">BEINHALTET KREIS</text:span></text:p>
          </draw:text-box>
        </draw:frame>
        <draw:frame draw:style-name="gr6" draw:text-style-name="P4" draw:layer="layout" svg:width="2.657cm" svg:height="0.569cm" svg:x="15.743cm" svg:y="2.1cm">
          <draw:text-box>
            <text:p><text:span text:style-name="T3">BEINHALTET BL</text:span></text:p>
          </draw:text-box>
        </draw:frame>
        <draw:frame draw:style-name="gr6" draw:text-style-name="P4" draw:layer="layout" svg:width="3.821cm" svg:height="0.569cm" svg:x="19.635cm" svg:y="6cm">
          <draw:text-box>
            <text:p><text:span text:style-name="T3">BEINHALTET GEMEINDE</text:span></text:p>
          </draw:text-box>
        </draw:frame>
        <draw:frame draw:style-name="gr6" draw:text-style-name="P5" draw:layer="layout" svg:width="1.319cm" svg:height="1.205cm" svg:x="18.8cm" svg:y="3.4cm">
          <draw:text-box>
            <text:p><text:span text:style-name="T4">NAME</text:span></text:p>
            <text:p><text:span text:style-name="T4">ID</text:span></text:p>
            <text:p><text:span text:style-name="T4"/></text:p>
          </draw:text-box>
        </draw:frame>
        <draw:frame draw:style-name="gr6" draw:text-style-name="P5" draw:layer="layout" svg:width="1.319cm" svg:height="0.887cm" svg:x="13.481cm" svg:y="6.413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5" draw:layer="layout" svg:width="1.319cm" svg:height="0.887cm" svg:x="3.501cm" svg:y="10.935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7" draw:layer="layout" svg:width="1.319cm" svg:height="1.205cm" svg:x="12.2cm" svg:y="10.895cm">
          <draw:text-box>
            <text:p text:style-name="P6"><text:span text:style-name="T4">NAME</text:span></text:p>
            <text:p text:style-name="P6"><text:span text:style-name="T4">ID</text:span></text:p>
            <text:p text:style-name="P6"><text:span text:style-name="T4"/></text:p>
          </draw:text-box>
        </draw:frame>
        <draw:frame draw:style-name="gr6" draw:text-style-name="P5" draw:layer="layout" svg:width="1.319cm" svg:height="0.887cm" svg:x="15.78cm" svg:y="10.9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9" draw:layer="layout" svg:width="1.319cm" svg:height="1.205cm" svg:x="18.475cm" svg:y="10.942cm">
          <draw:text-box>
            <text:p text:style-name="P8"><text:span text:style-name="T4">NAME</text:span></text:p>
            <text:p text:style-name="P8"><text:span text:style-name="T4">ID</text:span></text:p>
            <text:p text:style-name="P8"><text:span text:style-name="T4"/></text:p>
          </draw:text-box>
        </draw:frame>
        <draw:custom-shape draw:style-name="gr3" draw:text-style-name="P3" xml:id="id10" draw:id="id10" draw:layer="layout" svg:width="2.356cm" svg:height="1.5cm" svg:x="14.344cm" svg:y="14.6cm">
          <text:p text:style-name="P1"><text:span text:style-name="T2">Gem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3cm" svg:y1="10.151cm" svg:x2="11.077cm" svg:y2="10.15cm" draw:start-shape="id5" draw:start-glue-point="1" draw:end-shape="id4" draw:end-glue-point="3" svg:d="m6300 10151h502l3774-1h501" svg:viewBox="0 0 4778 2">
          <text:p/>
        </draw:connector>
        <draw:frame draw:style-name="gr6" draw:text-style-name="P4" draw:layer="layout" svg:width="1.806cm" svg:height="0.569cm" svg:x="6.8cm" svg:y="9.631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6.823cm" svg:y="10.1cm">
          <draw:text-box>
            <text:p><text:span text:style-name="T5">ANTEIL:100%</text:span></text:p>
            <text:p><text:span text:style-name="T5">DATE: 19920101</text:span></text:p>
          </draw:text-box>
        </draw:frame>
        <draw:connector draw:style-name="gr5" draw:text-style-name="P1" draw:layer="layout" draw:type="lines" draw:line-skew="0cm -0.199cm" svg:x1="12.377cm" svg:y1="10.9cm" svg:x2="14.344cm" svg:y2="15.35cm" draw:start-shape="id4" draw:start-glue-point="2" draw:end-shape="id10" svg:d="m12377 10900v502l1267 3948h700" svg:viewBox="0 0 1968 4451">
          <text:p/>
        </draw:connector>
        <draw:connector draw:style-name="gr5" draw:text-style-name="P1" draw:layer="layout" draw:type="lines" svg:x1="15.931cm" svg:y1="10.9cm" svg:x2="16.7cm" svg:y2="15.35cm" draw:start-shape="id3" draw:end-shape="id10" draw:end-glue-point="1" svg:d="m15931 10900v502l1271 3948h-502" svg:viewBox="0 0 1272 4451">
          <text:p/>
        </draw:connector>
        <draw:frame draw:style-name="gr6" draw:text-style-name="P4" draw:layer="layout" svg:width="1.806cm" svg:height="0.569cm" draw:transform="rotate (-1.24319802619556) translate (13.239cm 12.4cm)">
          <draw:text-box>
            <text:p><text:span text:style-name="T3">WIRD ZU </text:span></text:p>
          </draw:text-box>
        </draw:frame>
        <draw:frame draw:style-name="gr6" draw:text-style-name="P4" draw:layer="layout" svg:width="1.806cm" svg:height="0.569cm" svg:x="14.681cm" svg:y="12.232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draw:transform="rotate (-1.24738681640035) translate (12.757cm 12.3cm)">
          <draw:text-box>
            <text:p><text:span text:style-name="T5">ANTEIL:100%</text:span></text:p>
            <text:p><text:span text:style-name="T5">DATE: 19940101</text:span></text:p>
          </draw:text-box>
        </draw:frame>
        <draw:frame draw:style-name="gr6" draw:text-style-name="P10" draw:layer="layout" svg:width="2.653cm" svg:height="0.887cm" svg:x="14.1cm" svg:y="12.713cm">
          <draw:text-box>
            <text:p><text:span text:style-name="T5">ANTEIL:100%</text:span></text:p>
            <text:p><text:span text:style-name="T5">DATE: 19940101</text:span></text:p>
          </draw:text-box>
        </draw:frame>
        <draw:custom-shape draw:style-name="gr3" draw:text-style-name="P3" xml:id="id11" draw:id="id11" draw:layer="layout" svg:width="2.356cm" svg:height="1.5cm" svg:x="18.444cm" svg:y="14.6cm">
          <text:p text:style-name="P1"><text:span text:style-name="T2">Gem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2.356cm" svg:height="1.5cm" svg:x="21.844cm" svg:y="14.6cm">
          <text:p text:style-name="P1"><text:span text:style-name="T2">Gem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9.6cm" svg:y1="10.901cm" svg:x2="19.622cm" svg:y2="14.6cm" draw:start-shape="id2" draw:start-glue-point="2" draw:end-shape="id11" svg:d="m19600 10901v502l22 2696v501" svg:viewBox="0 0 23 3700">
          <text:p/>
        </draw:connector>
        <draw:connector draw:style-name="gr5" draw:text-style-name="P1" draw:layer="layout" draw:type="lines" draw:line-skew="-0.503cm" svg:x1="19.6cm" svg:y1="10.901cm" svg:x2="23.022cm" svg:y2="14.6cm" draw:start-shape="id2" draw:start-glue-point="2" draw:end-shape="id12" draw:end-glue-point="0" svg:d="m19600 10901v-1l3422 3199v501" svg:viewBox="0 0 3423 3701">
          <text:p/>
        </draw:connector>
        <draw:frame draw:style-name="gr6" draw:text-style-name="P4" draw:layer="layout" svg:width="1.806cm" svg:height="0.569cm" svg:x="18.023cm" svg:y="12.096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17.142cm" svg:y="12.577cm">
          <draw:text-box>
            <text:p><text:span text:style-name="T5">ANTEIL:20%</text:span></text:p>
            <text:p><text:span text:style-name="T5">DATE: 19920615</text:span></text:p>
          </draw:text-box>
        </draw:frame>
        <draw:frame draw:style-name="gr6" draw:text-style-name="P4" draw:layer="layout" svg:width="1.806cm" svg:height="0.569cm" svg:x="20.9cm" svg:y="11.731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21.621cm" svg:y="12.193cm">
          <draw:text-box>
            <text:p><text:span text:style-name="T5">ANTEIL:70%</text:span></text:p>
            <text:p><text:span text:style-name="T5">DATE: 19920615</text:span></text:p>
          </draw:text-box>
        </draw:frame>
        <draw:custom-shape draw:style-name="gr7" draw:text-style-name="P11" xml:id="id13" draw:id="id13" draw:layer="layout" svg:width="3.5cm" svg:height="2.5cm" svg:x="3.3cm" svg:y="15.7cm">
          <text:p text:style-name="P1"><text:span text:style-name="T6">Bevölkerungs-</text:span></text:p>
          <text:p text:style-name="P1"><text:span text:style-name="T6">zah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5cm" svg:y1="10.901cm" svg:x2="5.05cm" svg:y2="15.7cm" draw:start-shape="id5" draw:end-shape="id13" draw:end-glue-point="0" svg:d="m5000 10901v502l50 3796v501" svg:viewBox="0 0 51 4800">
          <text:p/>
        </draw:connector>
        <draw:frame draw:style-name="gr6" draw:text-style-name="P4" draw:layer="layout" svg:width="1.154cm" svg:height="0.569cm" svg:x="4.9cm" svg:y="12.4cm">
          <draw:text-box>
            <text:p><text:span text:style-name="T3">BEV </text:span></text:p>
          </draw:text-box>
        </draw:frame>
        <draw:connector draw:style-name="gr8" draw:text-style-name="P1" draw:layer="layout" draw:type="lines" draw:line-skew="0.524cm" svg:x1="11.077cm" svg:y1="10.15cm" svg:x2="6.8cm" svg:y2="16.95cm" draw:start-shape="id4" draw:end-shape="id13" svg:d="m11077 10150h23l-3798 6800h-502" svg:viewBox="0 0 4301 6801">
          <text:p/>
        </draw:connector>
        <draw:frame draw:style-name="gr6" draw:text-style-name="P4" draw:layer="layout" svg:width="1.154cm" svg:height="0.569cm" draw:transform="rotate (1.09292517759885) translate (9.278cm 12.298cm)">
          <draw:text-box>
            <text:p><text:span text:style-name="T3">BEV </text:span></text:p>
          </draw:text-box>
        </draw:frame>
        <draw:custom-shape draw:style-name="gr7" draw:text-style-name="P11" xml:id="id14" draw:id="id14" draw:layer="layout" svg:width="3.5cm" svg:height="2.5cm" svg:x="8cm" svg:y="17.2cm">
          <text:p text:style-name="P1"><text:span text:style-name="T6">Flä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.524cm" svg:x1="11.077cm" svg:y1="10.15cm" svg:x2="9.75cm" svg:y2="17.2cm" draw:start-shape="id4" draw:start-glue-point="3" draw:end-shape="id14" draw:end-glue-point="0" svg:d="m11077 10150h23l-1350 6549v501" svg:viewBox="0 0 1351 7051">
          <text:p/>
        </draw:connector>
        <draw:frame draw:style-name="gr6" draw:text-style-name="P4" draw:layer="layout" svg:width="1.34cm" svg:height="0.569cm" draw:transform="rotate (1.34390352403563) translate (9.9cm 13.495cm)">
          <draw:text-box>
            <text:p><text:span text:style-name="T3">AREA </text:span></text:p>
          </draw:text-box>
        </draw:frame>
        <draw:frame draw:style-name="gr6" draw:text-style-name="P12" draw:layer="layout" svg:width="2.653cm" svg:height="0.887cm" draw:transform="rotate (1.36537107383516) translate (9.09cm 16.219cm)">
          <draw:text-box>
            <text:p><text:span text:style-name="T7">DATE: 19901231</text:span></text:p>
            <text:p><text:span text:style-name="T7">VALUE: 4500</text:span></text:p>
          </draw:text-box>
        </draw:frame>
        <draw:connector draw:style-name="gr8" draw:text-style-name="P1" draw:layer="layout" draw:type="lines" draw:line-skew="-0.599cm -4.899cm" svg:x1="3.7cm" svg:y1="10.151cm" svg:x2="8cm" svg:y2="18.45cm" draw:start-shape="id5" draw:start-glue-point="3" draw:end-shape="id14" draw:end-glue-point="3" svg:d="m3700 10151h-1100v8299h5400" svg:viewBox="0 0 5401 8300">
          <text:p/>
        </draw:connector>
        <draw:frame draw:style-name="gr6" draw:text-style-name="P4" draw:layer="layout" svg:width="1.277cm" svg:height="0.569cm" svg:x="1.5cm" svg:y="12.8cm">
          <draw:text-box>
            <text:p><text:span text:style-name="T3">AREA</text:span></text:p>
          </draw:text-box>
        </draw:frame>
        <draw:frame draw:style-name="gr6" draw:text-style-name="P12" draw:layer="layout" svg:width="2.653cm" svg:height="0.887cm" draw:transform="rotate (1.56206968053493) translate (1.79cm 16.292cm)">
          <draw:text-box>
            <text:p><text:span text:style-name="T7">DATE: 19901231</text:span></text:p>
            <text:p><text:span text:style-name="T7">VALUE: <text:s/>2078</text:span></text:p>
          </draw:text-box>
        </draw:frame>
        <draw:connector draw:style-name="gr9" draw:text-style-name="P1" draw:layer="layout" draw:type="lines" draw:line-skew="0.298cm 0.298cm" svg:x1="15.522cm" svg:y1="16.1cm" svg:x2="19.622cm" svg:y2="16.1cm" draw:start-shape="id10" draw:start-glue-point="2" draw:end-shape="id11" draw:end-glue-point="2" svg:d="m15522 16100v800h4100v-800" svg:viewBox="0 0 4101 801">
          <text:p/>
        </draw:connector>
        <draw:frame draw:style-name="gr6" draw:text-style-name="P13" draw:layer="layout" svg:width="2.272cm" svg:height="2.159cm" svg:x="15.7cm" svg:y="16.913cm">
          <draw:text-box>
            <text:p><text:span text:style-name="T8">DATE </text:span></text:p>
            <text:p><text:span text:style-name="T8">Anzahl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frame draw:style-name="gr6" draw:text-style-name="P4" draw:layer="layout" svg:width="1.615cm" svg:height="0.569cm" svg:x="16.494cm" svg:y="16.431cm">
          <draw:text-box>
            <text:p><text:span text:style-name="T3">UMZUG </text:span></text:p>
          </draw:text-box>
        </draw:frame>
        <draw:custom-shape draw:style-name="gr10" draw:text-style-name="P2" xml:id="id15" draw:id="id15" draw:layer="layout" svg:width="3.4cm" svg:height="0.9cm" svg:x="1.5cm" svg:y="19cm">
          <text:p text:style-name="P1"><text:span text:style-name="T1">The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draw:line-skew="0.201cm" svg:x1="3.2cm" svg:y1="19cm" svg:x2="5.05cm" svg:y2="18.2cm" draw:start-shape="id15" draw:start-glue-point="0" draw:end-shape="id13" draw:end-glue-point="2" svg:d="m3200 19000v-300l1850 2v-502" svg:viewBox="0 0 1851 801">
          <text:p/>
        </draw:connector>
        <draw:connector draw:style-name="gr11" draw:text-style-name="P1" draw:layer="layout" draw:type="lines" draw:line-skew="0.498cm 0.198cm" svg:x1="4.9cm" svg:y1="19.45cm" svg:x2="9.75cm" svg:y2="19.7cm" draw:start-shape="id15" draw:start-glue-point="1" draw:end-shape="id14" draw:end-glue-point="2" svg:d="m4900 19450h1000l3850 950v-700" svg:viewBox="0 0 4851 951">
          <text:p/>
        </draw:connector>
        <draw:connector draw:style-name="gr5" draw:text-style-name="P1" draw:layer="layout" draw:type="lines" draw:line-skew="-0.199cm" svg:x1="1.7cm" svg:y1="2.65cm" svg:x2="1.5cm" svg:y2="19.45cm" draw:start-shape="id6" draw:start-glue-point="3" draw:end-shape="id15" svg:d="m1700 2650h-700l-1 16800h501" svg:viewBox="0 0 702 16801">
          <text:p/>
        </draw:connector>
        <draw:custom-shape draw:style-name="gr7" draw:text-style-name="P11" xml:id="id16" draw:id="id16" draw:layer="layout" svg:width="3.5cm" svg:height="2.5cm" svg:x="12.2cm" svg:y="17.9cm">
          <text:p text:style-name="P1"><text:span text:style-name="T6">Umzüge</text:span><text:span text:style-name="T6"><text:line-break/></text:span><text:span text:style-name="T3">rel_type: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4.899cm" svg:y1="19.449cm" svg:x2="13.95cm" svg:y2="20.4cm" draw:end-shape="id16" draw:end-glue-point="2" svg:d="m4899 19449v0l9051 1453v-502" svg:viewBox="0 0 9052 1454">
          <text:p/>
        </draw:connector>
        <draw:connector draw:style-name="gr12" draw:text-style-name="P1" draw:layer="layout" draw:type="lines" draw:line-skew="0.524cm" svg:x1="11.077cm" svg:y1="10.15cm" svg:x2="10.968cm" svg:y2="17.028cm" draw:start-shape="id4" draw:start-glue-point="3" svg:d="m11077 10150h23l-132 6878v0" svg:viewBox="0 0 133 6879">
          <text:p/>
        </draw:connector>
        <draw:frame draw:style-name="gr6" draw:text-style-name="P4" draw:layer="layout" svg:width="1.34cm" svg:height="0.569cm" draw:transform="rotate (1.58301363155886) translate (10.952cm 13.391cm)">
          <draw:text-box>
            <text:p><text:span text:style-name="T3">AREA </text:span></text:p>
          </draw:text-box>
        </draw:frame>
        <draw:frame draw:style-name="gr6" draw:text-style-name="P12" draw:layer="layout" svg:width="2.653cm" svg:height="0.887cm" draw:transform="rotate (1.52576683209344) translate (10.892cm 16.294cm)">
          <draw:text-box>
            <text:p><text:span text:style-name="T7">DATE: 19921231</text:span></text:p>
            <text:p><text:span text:style-name="T7">VALUE: 6578</text:span></text:p>
          </draw:text-box>
        </draw:frame>
        <draw:frame draw:style-name="gr6" draw:text-style-name="P12" draw:layer="layout" svg:width="2.653cm" svg:height="0.887cm" draw:transform="rotate (1.09484503977604) translate (7.1cm 15.758cm)">
          <draw:text-box>
            <text:p><text:span text:style-name="T7">DATE: 19901231</text:span></text:p>
            <text:p><text:span text:style-name="T7">VALUE: 5400</text:span></text:p>
          </draw:text-box>
        </draw:frame>
        <draw:frame draw:style-name="gr6" draw:text-style-name="P12" draw:layer="layout" svg:width="2.653cm" svg:height="0.887cm" draw:transform="rotate (1.57166899142089) translate (4.06cm 14.909cm)">
          <draw:text-box>
            <text:p><text:span text:style-name="T7">DATE: 19901231</text:span></text:p>
            <text:p><text:span text:style-name="T7">VALUE: 2300</text:span></text:p>
          </draw:text-box>
        </draw:frame>
        <draw:connector draw:style-name="gr13" draw:text-style-name="P1" draw:layer="layout" draw:type="lines" draw:line-skew="0.298cm 0.298cm" svg:x1="15.522cm" svg:y1="16.1cm" svg:x2="19.622cm" svg:y2="16.1cm" draw:start-shape="id10" draw:start-glue-point="2" draw:end-shape="id11" draw:end-glue-point="2" svg:d="m15522 16100v800h4100v-800" svg:viewBox="0 0 4101 801">
          <text:p/>
        </draw:connector>
        <draw:connector draw:style-name="gr5" draw:text-style-name="P1" draw:layer="layout" svg:x1="9.9cm" svg:y1="2.65cm" svg:x2="12.9cm" svg:y2="2.65cm" draw:start-shape="id7" draw:start-glue-point="1" draw:end-shape="id8" draw:end-glue-point="3" svg:d="m9900 2650h3000" svg:viewBox="0 0 3001 1">
          <text:p/>
        </draw:connector>
        <draw:connector draw:style-name="gr5" draw:text-style-name="P1" draw:layer="layout" svg:x1="15.5cm" svg:y1="2.65cm" svg:x2="18.7cm" svg:y2="2.65cm" draw:start-shape="id8" draw:start-glue-point="1" draw:end-shape="id9" draw:end-glue-point="3" svg:d="m15500 2650h3200" svg:viewBox="0 0 3201 1">
          <text:p/>
        </draw:connector>
        <draw:connector draw:style-name="gr5" draw:text-style-name="P1" draw:layer="layout" svg:x1="21.3cm" svg:y1="2.65cm" svg:x2="15.5cm" svg:y2="5.15cm" draw:start-shape="id9" draw:start-glue-point="1" draw:end-shape="id1" draw:end-glue-point="1" svg:d="m21300 2650h502v2500h-6302" svg:viewBox="0 0 6303 2501">
          <text:p/>
        </draw:connector>
      </draw:page>
      <draw:page draw:name="page2" draw:style-name="dp1" draw:master-page-name="Standard">
        <draw:custom-shape draw:style-name="gr1" draw:text-style-name="P2" xml:id="id17" draw:id="id17" draw:layer="layout" svg:width="2.6cm" svg:height="1.5cm" svg:x="4.1cm" svg:y="1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19" draw:id="id19" draw:layer="layout" svg:width="2.6cm" svg:height="1.5cm" svg:x="10.2cm" svg:y="7.901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32" draw:id="id32" draw:layer="layout" svg:width="2.6cm" svg:height="1.5cm" svg:x="25cm" svg:y="2.7cm">
          <text:p text:style-name="P6"><text:span text:style-name="T1">Kreis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1" draw:id="id31" draw:layer="layout" svg:width="2.6cm" svg:height="1.5cm" svg:x="20.5cm" svg:y="1cm">
          <text:p text:style-name="P6"><text:span text:style-name="T1">Land1</text:span><text:span text:style-name="T1"><text:line-break/></text:span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0" draw:id="id30" draw:layer="layout" svg:width="2.6cm" svg:height="1.5cm" svg:x="14.3cm" svg:y="1cm">
          <text:p text:style-name="P1"><text:span text:style-name="T1">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2.6cm" svg:height="1.5cm" svg:x="9.7cm" svg:y="1cm">
          <text:p text:style-name="P1"><text:span text:style-name="T1">Rä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22" draw:id="id22" draw:layer="layout" svg:width="2.6cm" svg:height="1.5cm" svg:x="19.231cm" svg:y="7.9cm">
          <text:p text:style-name="P6"><text:span text:style-name="T2">Gem 3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20" draw:id="id20" draw:layer="layout" svg:width="2.6cm" svg:height="1.5cm" svg:x="15.677cm" svg:y="7.9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2.6cm" svg:height="1.5cm" svg:x="22.9cm" svg:y="7.901cm">
          <text:p text:style-name="P6"><text:span text:style-name="T2">Gem 4</text:span><text:span text:style-name="T2"><text:line-break/></text:span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6.7cm" svg:y1="1.75cm" svg:x2="9.7cm" svg:y2="1.75cm" draw:start-shape="id17" draw:start-glue-point="1" draw:end-shape="id18" draw:end-glue-point="3" svg:d="m6700 1750h502 1997 501" svg:viewBox="0 0 3001 1">
          <text:p text:style-name="P1"><text:span text:style-name="T9">ANWENDUNGSOBJEKT</text:span></text:p>
          <text:p text:style-name="P1"><text:span text:style-name="T9"/></text:p>
        </draw:connector>
        <draw:frame draw:style-name="gr6" draw:text-style-name="P5" draw:layer="layout" svg:width="0.502cm" svg:height="0.887cm" svg:x="18.8cm" svg:y="3.4cm">
          <draw:text-box>
            <text:p><text:span text:style-name="T4"/></text:p>
            <text:p><text:span text:style-name="T4"/></text:p>
          </draw:text-box>
        </draw:frame>
        <draw:custom-shape draw:style-name="gr3" draw:text-style-name="P3" xml:id="id21" draw:id="id21" draw:layer="layout" svg:width="2.356cm" svg:height="1.5cm" svg:x="18.944cm" svg:y="13.1cm">
          <text:p text:style-name="P1"><text:span text:style-name="T2">Gem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12.8cm" svg:y1="8.651cm" svg:x2="15.677cm" svg:y2="8.65cm" draw:start-shape="id19" draw:start-glue-point="1" draw:end-shape="id20" draw:end-glue-point="3" svg:d="m12800 8651h502l1874-1h501" svg:viewBox="0 0 2878 2">
          <text:p/>
        </draw:connector>
        <draw:frame draw:style-name="gr6" draw:text-style-name="P10" draw:layer="layout" svg:width="1.996cm" svg:height="1.217cm" svg:x="13.104cm" svg:y="7.3cm">
          <draw:text-box>
            <text:p><text:span text:style-name="T10">WIRD </text:span></text:p>
            <text:p><text:span text:style-name="T5">teil: 1.0</text:span></text:p>
            <text:p><text:span text:style-name="T5">t: 19920101</text:span></text:p>
          </draw:text-box>
        </draw:frame>
        <draw:connector draw:style-name="gr16" draw:text-style-name="P1" draw:layer="layout" draw:type="lines" svg:x1="16.977cm" svg:y1="9.4cm" svg:x2="18.944cm" svg:y2="13.85cm" draw:start-shape="id20" draw:start-glue-point="2" draw:end-shape="id21" svg:d="m16977 9400v502l1466 3948h501" svg:viewBox="0 0 1968 4451">
          <text:p/>
        </draw:connector>
        <draw:connector draw:style-name="gr16" draw:text-style-name="P1" draw:layer="layout" draw:type="lines" svg:x1="20.531cm" svg:y1="9.4cm" svg:x2="21.3cm" svg:y2="13.85cm" draw:start-shape="id22" draw:end-shape="id21" draw:end-glue-point="1" svg:d="m20531 9400v502l1271 3948h-502" svg:viewBox="0 0 1272 4451">
          <text:p/>
        </draw:connector>
        <draw:frame draw:style-name="gr6" draw:text-style-name="P17" draw:layer="layout" svg:width="1.996cm" svg:height="1.217cm" svg:x="15.904cm" svg:y="12.3cm">
          <draw:text-box>
            <text:p text:style-name="P8"><text:span text:style-name="T10">WIRD </text:span></text:p>
            <text:p text:style-name="P8"><text:span text:style-name="T5">teil: 1.0</text:span></text:p>
            <text:p text:style-name="P8"><text:span text:style-name="T5">t: 19940101</text:span></text:p>
          </draw:text-box>
        </draw:frame>
        <draw:frame draw:style-name="gr6" draw:text-style-name="P17" draw:layer="layout" svg:width="1.996cm" svg:height="1.217cm" svg:x="19.204cm" svg:y="11.383cm">
          <draw:text-box>
            <text:p text:style-name="P8"><text:span text:style-name="T10">WIRD </text:span></text:p>
            <text:p text:style-name="P8"><text:span text:style-name="T5">teil: 1.0</text:span></text:p>
            <text:p text:style-name="P8"><text:span text:style-name="T5">t: 19940101</text:span></text:p>
          </draw:text-box>
        </draw:frame>
        <draw:custom-shape draw:style-name="gr3" draw:text-style-name="P3" xml:id="id24" draw:id="id24" draw:layer="layout" svg:width="2.356cm" svg:height="1.5cm" svg:x="23.044cm" svg:y="13.1cm">
          <text:p text:style-name="P1"><text:span text:style-name="T2">Gem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2.356cm" svg:height="1.5cm" svg:x="26.444cm" svg:y="13.1cm">
          <text:p text:style-name="P1"><text:span text:style-name="T2">Gem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24.2cm" svg:y1="9.401cm" svg:x2="24.222cm" svg:y2="13.1cm" draw:start-shape="id23" draw:start-glue-point="2" draw:end-shape="id24" svg:d="m24200 9401v502l22 2696v501" svg:viewBox="0 0 23 3700">
          <text:p/>
        </draw:connector>
        <draw:connector draw:style-name="gr16" draw:text-style-name="P1" draw:layer="layout" draw:type="lines" svg:x1="24.2cm" svg:y1="9.401cm" svg:x2="27.622cm" svg:y2="13.1cm" draw:start-shape="id23" draw:start-glue-point="2" draw:end-shape="id25" draw:end-glue-point="0" svg:d="m24200 9401v502l3422 2696v501" svg:viewBox="0 0 3423 3700">
          <text:p/>
        </draw:connector>
        <draw:frame draw:style-name="gr6" draw:text-style-name="P17" draw:layer="layout" svg:width="1.996cm" svg:height="1.217cm" svg:x="22.2cm" svg:y="11.1cm">
          <draw:text-box>
            <text:p text:style-name="P8"><text:span text:style-name="T10">WIRD </text:span></text:p>
            <text:p text:style-name="P8"><text:span text:style-name="T5">teil: 0.2</text:span></text:p>
            <text:p text:style-name="P8"><text:span text:style-name="T5">t: 19920615</text:span></text:p>
          </draw:text-box>
        </draw:frame>
        <draw:frame draw:style-name="gr6" draw:text-style-name="P10" draw:layer="layout" svg:width="1.996cm" svg:height="1.217cm" svg:x="26.221cm" svg:y="10.693cm">
          <draw:text-box>
            <text:p><text:span text:style-name="T10">WIRD </text:span></text:p>
            <text:p><text:span text:style-name="T5">teil: 0.8</text:span></text:p>
            <text:p><text:span text:style-name="T5">t: 19920615</text:span></text:p>
          </draw:text-box>
        </draw:frame>
        <draw:custom-shape draw:style-name="gr7" draw:text-style-name="P11" xml:id="id26" draw:id="id26" draw:layer="layout" svg:width="3.5cm" svg:height="1.3cm" svg:x="2cm" svg:y="9.5cm">
          <text:p text:style-name="P1"><text:span text:style-name="T6">Bevölkerung</text:span></text:p>
          <text:p text:style-name="P1"><text:span text:style-name="T3">rel_typ: B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0.2cm" svg:y1="8.651cm" svg:x2="5.5cm" svg:y2="10.15cm" draw:start-shape="id19" draw:end-shape="id26" svg:d="m10200 8651h-501l-3697 1499h-502" svg:viewBox="0 0 4701 1500">
          <text:p/>
        </draw:connector>
        <draw:connector draw:style-name="gr8" draw:text-style-name="P1" draw:layer="layout" draw:type="lines" svg:x1="15.677cm" svg:y1="8.65cm" svg:x2="5.5cm" svg:y2="10.15cm" draw:start-shape="id20" draw:end-shape="id26" svg:d="m15677 8650h-501l-9174 1500h-502" svg:viewBox="0 0 10178 1501">
          <text:p/>
        </draw:connector>
        <draw:custom-shape draw:style-name="gr7" draw:text-style-name="P11" xml:id="id27" draw:id="id27" draw:layer="layout" svg:width="3.5cm" svg:height="1.2cm" svg:x="1.7cm" svg:y="17cm">
          <text:p text:style-name="P1"><text:span text:style-name="T6">Fläche</text:span></text:p>
          <text:p text:style-name="P1"><text:span text:style-name="T3">rel_typ: F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cm 0.798cm" svg:x1="15.677cm" svg:y1="8.65cm" svg:x2="5.2cm" svg:y2="17.6cm" draw:start-shape="id20" draw:start-glue-point="3" draw:end-shape="id27" draw:end-glue-point="1" svg:d="m15677 8650h-501l-8676 8950h-1300" svg:viewBox="0 0 10478 8951">
          <text:p/>
        </draw:connector>
        <draw:frame draw:style-name="gr6" draw:text-style-name="P12" draw:layer="layout" svg:width="1.996cm" svg:height="1.217cm" svg:x="7.6cm" svg:y="16.3cm">
          <draw:text-box>
            <text:p><text:span text:style-name="T11">FL </text:span></text:p>
            <text:p><text:span text:style-name="T7">t: 19901231</text:span></text:p>
            <text:p><text:span text:style-name="T7">wert: <text:s/>4500</text:span></text:p>
          </draw:text-box>
        </draw:frame>
        <draw:connector draw:style-name="gr8" draw:text-style-name="P1" draw:layer="layout" draw:type="lines" svg:x1="11.5cm" svg:y1="9.401cm" svg:x2="5.2cm" svg:y2="17.6cm" draw:start-shape="id19" draw:start-glue-point="2" draw:end-shape="id27" draw:end-glue-point="1" svg:d="m11500 9401v502l-5798 7697h-502" svg:viewBox="0 0 6301 8200">
          <text:p/>
        </draw:connector>
        <draw:frame draw:style-name="gr6" draw:text-style-name="P18" draw:layer="layout" svg:width="1.996cm" svg:height="1.217cm" svg:x="5.904cm" svg:y="8.3cm">
          <draw:text-box>
            <text:p text:style-name="P8"><text:span text:style-name="T11">BEV </text:span></text:p>
            <text:p text:style-name="P8"><text:span text:style-name="T7">t: 19901231</text:span></text:p>
            <text:p text:style-name="P8"><text:span text:style-name="T7">wert: <text:s text:c="2"/>2078</text:span></text:p>
          </draw:text-box>
        </draw:frame>
        <draw:connector draw:style-name="gr9" draw:text-style-name="P1" draw:layer="layout" draw:type="lines" draw:line-skew="0cm 0.498cm" svg:x1="20.122cm" svg:y1="14.6cm" svg:x2="24.222cm" svg:y2="14.6cm" draw:start-shape="id21" draw:start-glue-point="2" draw:end-shape="id24" draw:end-glue-point="2" svg:d="m20122 14600v502l4100 498v-1000" svg:viewBox="0 0 4101 1001">
          <text:p/>
        </draw:connector>
        <draw:frame draw:style-name="gr6" draw:text-style-name="P13" draw:layer="layout" svg:width="2.272cm" svg:height="2.489cm" svg:x="21.4cm" svg:y="15.8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28" draw:id="id28" draw:layer="layout" svg:width="3.4cm" svg:height="0.9cm" svg:x="1cm" svg:y="4.2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s" svg:x1="2.7cm" svg:y1="5.1cm" svg:x2="3.75cm" svg:y2="9.5cm" draw:start-shape="id28" draw:start-glue-point="2" draw:end-shape="id26" svg:d="m2700 5100v502l1050 3397v501" svg:viewBox="0 0 1051 4401">
          <text:p text:style-name="P1"><text:span text:style-name="T9">INDIKATOR</text:span></text:p>
        </draw:connector>
        <draw:connector draw:style-name="gr18" draw:text-style-name="P19" draw:layer="layout" draw:type="lines" draw:line-skew="0cm -0.399cm" svg:x1="5.4cm" svg:y1="2.5cm" svg:x2="2.7cm" svg:y2="4.2cm" draw:start-shape="id17" draw:start-glue-point="2" draw:end-shape="id28" draw:end-glue-point="0" svg:d="m5400 2500v502l-2700 298v900" svg:viewBox="0 0 2701 1701">
          <text:p/>
        </draw:connector>
        <draw:custom-shape draw:style-name="gr7" draw:text-style-name="P11" xml:id="id29" draw:id="id29" draw:layer="layout" svg:width="3.5cm" svg:height="1.3cm" svg:x="5.003cm" svg:y="5.159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5.1cm" svg:x2="5.003cm" svg:y2="5.809cm" draw:start-shape="id28" draw:start-glue-point="2" draw:end-shape="id29" draw:end-glue-point="3" svg:d="m2700 5100v502l1802 207h501" svg:viewBox="0 0 2304 710">
          <text:p text:style-name="P1"><text:span text:style-name="T9">INDIKATOR</text:span></text:p>
        </draw:connector>
        <draw:connector draw:style-name="gr12" draw:text-style-name="P1" draw:layer="layout" draw:type="lines" draw:line-skew="0cm 6.798cm" svg:x1="15.677cm" svg:y1="8.65cm" svg:x2="5.2cm" svg:y2="17.6cm" draw:start-shape="id20" draw:start-glue-point="3" draw:end-shape="id27" draw:end-glue-point="1" svg:d="m15677 8650h-501l-2676 8950h-7300" svg:viewBox="0 0 10478 8951">
          <text:p/>
        </draw:connector>
        <draw:frame draw:style-name="gr6" draw:text-style-name="P12" draw:layer="layout" svg:width="1.996cm" svg:height="1.217cm" svg:x="10.147cm" svg:y="17.7cm">
          <draw:text-box>
            <text:p><text:span text:style-name="T11">FL </text:span></text:p>
            <text:p><text:span text:style-name="T7">t: 19921231</text:span></text:p>
            <text:p><text:span text:style-name="T7">wert: <text:s/>6578</text:span></text:p>
          </draw:text-box>
        </draw:frame>
        <draw:frame draw:style-name="gr6" draw:text-style-name="P12" draw:layer="layout" svg:width="1.996cm" svg:height="1.217cm" svg:x="7.504cm" svg:y="9.383cm">
          <draw:text-box>
            <text:p><text:span text:style-name="T11">BEV </text:span><text:span text:style-name="T7"><text:line-break/></text:span><text:span text:style-name="T7">t: 19901231</text:span></text:p>
            <text:p><text:span text:style-name="T7">wert: <text:s/>5400</text:span></text:p>
          </draw:text-box>
        </draw:frame>
        <draw:frame draw:style-name="gr6" draw:text-style-name="P18" draw:layer="layout" svg:width="1.996cm" svg:height="1.217cm" svg:x="4.704cm" svg:y="15.483cm">
          <draw:text-box>
            <text:p text:style-name="P8"><text:span text:style-name="T11">FL</text:span></text:p>
            <text:p text:style-name="P8"><text:span text:style-name="T7">t: 19901231</text:span></text:p>
            <text:p text:style-name="P8"><text:span text:style-name="T7">wert: <text:s/>2300</text:span></text:p>
          </draw:text-box>
        </draw:frame>
        <draw:connector draw:style-name="gr13" draw:text-style-name="P1" draw:layer="layout" draw:type="lines" draw:line-skew="0.498cm 0.098cm" svg:x1="20.122cm" svg:y1="14.6cm" svg:x2="24.222cm" svg:y2="14.6cm" draw:start-shape="id21" draw:start-glue-point="2" draw:end-shape="id24" draw:end-glue-point="2" svg:d="m20122 14600v1000l4100-400v-600" svg:viewBox="0 0 4101 1001">
          <text:p/>
        </draw:connector>
        <draw:connector draw:style-name="gr15" draw:text-style-name="P16" draw:layer="layout" svg:x1="12.3cm" svg:y1="1.75cm" svg:x2="14.3cm" svg:y2="1.75cm" draw:start-shape="id18" draw:start-glue-point="1" draw:end-shape="id30" draw:end-glue-point="3" svg:d="m12300 1750h2000" svg:viewBox="0 0 2001 1">
          <text:p text:style-name="P1"><text:span text:style-name="T9">RAUM</text:span></text:p>
          <text:p text:style-name="P1"><text:span text:style-name="T9"/></text:p>
        </draw:connector>
        <draw:connector draw:style-name="gr15" draw:text-style-name="P16" draw:layer="layout" svg:x1="16.9cm" svg:y1="1.75cm" svg:x2="20.5cm" svg:y2="1.75cm" draw:start-shape="id30" draw:start-glue-point="1" draw:end-shape="id31" draw:end-glue-point="3" svg:d="m16900 1750h3600" svg:viewBox="0 0 3601 1">
          <text:p text:style-name="P1"><text:span text:style-name="T9">TEIL</text:span></text:p>
          <text:p text:style-name="P1"><text:span text:style-name="T9"/></text:p>
        </draw:connector>
        <draw:connector draw:style-name="gr19" draw:text-style-name="P1" draw:layer="layout" draw:line-skew="0.298cm" svg:x1="23.1cm" svg:y1="1.75cm" svg:x2="27.6cm" svg:y2="3.45cm" draw:start-shape="id31" draw:start-glue-point="1" draw:end-shape="id32" draw:end-glue-point="1" svg:d="m23100 1750h5300v1700h-800" svg:viewBox="0 0 5301 1701">
          <text:p text:style-name="P1"><text:span text:style-name="T9">TEIL</text:span></text:p>
        </draw:connector>
        <draw:custom-shape draw:style-name="gr1" draw:text-style-name="P2" xml:id="id33" draw:id="id33" draw:layer="layout" svg:width="0.9cm" svg:height="1.5cm" svg:x="1cm" svg:y="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1.9cm" svg:y1="1.75cm" svg:x2="4.1cm" svg:y2="1.75cm" draw:start-shape="id33" draw:end-shape="id17" draw:end-glue-point="3" svg:d="m1900 1750h502 1197 501" svg:viewBox="0 0 2201 1">
          <text:p text:style-name="P1"><text:span text:style-name="T9">ANWENDUNG</text:span></text:p>
          <text:p text:style-name="P1"><text:span text:style-name="T9"/></text:p>
        </draw:connector>
        <draw:custom-shape draw:style-name="gr3" draw:text-style-name="P2" xml:id="id34" draw:id="id34" draw:layer="layout" svg:width="2.6cm" svg:height="0.9cm" svg:x="12.7cm" svg:y="3.2cm">
          <text:p text:style-name="P1"><text:span text:style-name="T1">Sta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11cm" svg:y1="2.5cm" svg:x2="12.7cm" svg:y2="3.65cm" draw:start-shape="id18" draw:start-glue-point="2" draw:end-shape="id34" draw:end-glue-point="3" svg:d="m11000 2500v502l1199 648h501" svg:viewBox="0 0 1701 1151">
          <text:p text:style-name="P1"><text:span text:style-name="T9">RAUM</text:span></text:p>
        </draw:connector>
        <draw:connector draw:style-name="gr15" draw:text-style-name="P16" draw:layer="layout" draw:type="curve" svg:x1="26.3cm" svg:y1="4.2cm" svg:x2="24.2cm" svg:y2="7.901cm" draw:start-shape="id32" draw:start-glue-point="2" draw:end-shape="id23" draw:end-glue-point="0" svg:d="m26300 4200c0 2776-2100 926-2100 3701" svg:viewBox="0 0 2101 3702">
          <text:p text:style-name="P1"><text:span text:style-name="T9">TEIL</text:span></text:p>
          <text:p text:style-name="P1"><text:span text:style-name="T9"/></text:p>
          <text:p text:style-name="P1"><text:span text:style-name="T9"/></text:p>
        </draw:connector>
        <draw:connector draw:style-name="gr15" draw:text-style-name="P16" draw:layer="layout" draw:type="curve" svg:x1="26.3cm" svg:y1="4.201cm" svg:x2="20.531cm" svg:y2="7.9cm" draw:end-shape="id22" draw:end-glue-point="0" svg:d="m26300 4201c0 2398-5769 549-5769 3699" svg:viewBox="0 0 5770 3700">
          <text:p text:style-name="P1"><text:span text:style-name="T9">TEIL</text:span></text:p>
        </draw:connector>
        <draw:connector draw:style-name="gr15" draw:text-style-name="P16" draw:layer="layout" draw:type="curve" svg:x1="26.301cm" svg:y1="4.202cm" svg:x2="16.977cm" svg:y2="7.9cm" draw:end-shape="id20" draw:end-glue-point="0" svg:d="m26301 4202c0 2398-9324 550-9324 3698" svg:viewBox="0 0 9325 3699">
          <text:p text:style-name="P1"><text:span text:style-name="T9">TEIL</text:span></text:p>
          <text:p text:style-name="P1"><text:span text:style-name="T9"/></text:p>
        </draw:connector>
        <draw:connector draw:style-name="gr15" draw:text-style-name="P16" draw:layer="layout" draw:type="curve" svg:x1="26.301cm" svg:y1="4.202cm" svg:x2="11.5cm" svg:y2="7.901cm" draw:end-shape="id19" draw:end-glue-point="0" svg:d="m26301 4202c0 2398-14801 549-14801 3699" svg:viewBox="0 0 14802 3700">
          <text:p text:style-name="P1"><text:span text:style-name="T9">TEIL</text:span></text:p>
          <text:p text:style-name="P1"><text:span text:style-name="T9"/></text:p>
        </draw:connector>
        <draw:connector draw:style-name="gr20" draw:text-style-name="P16" draw:layer="layout" draw:type="curve" svg:x1="26.3cm" svg:y1="4.201cm" svg:x2="27.73cm" svg:y2="10.194cm" svg:d="m26300 4201c0 4495 1430 1499 1430 5993" svg:viewBox="0 0 1431 5994">
          <text:p text:style-name="P1"><text:span text:style-name="T9">TEIL</text:span></text:p>
          <text:p text:style-name="P1"><text:span text:style-name="T9"/></text:p>
          <text:p text:style-name="P1"><text:span text:style-name="T9"/></text:p>
        </draw:connector>
        <draw:connector draw:style-name="gr11" draw:text-style-name="P1" draw:layer="layout" draw:type="curve" draw:line-skew="-4.382cm" svg:x1="2.7cm" svg:y1="5.1cm" svg:x2="1.7cm" svg:y2="17.6cm" draw:start-shape="id28" draw:start-glue-point="2" draw:end-shape="id27" draw:end-glue-point="3" svg:d="m2700 5100c0 2353-751 1961-1189 4497s-562 8003 189 8003" svg:viewBox="0 0 1542 12501">
          <text:p/>
        </draw:connector>
        <draw:custom-shape draw:style-name="gr7" draw:text-style-name="P11" xml:id="id35" draw:id="id35" draw:layer="layout" svg:width="2.9cm" svg:height="1cm" svg:x="2.3cm" svg:y="11.9cm">
          <text:p text:style-name="P1"><text:span text:style-name="T6">Geschlecht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6" draw:id="id36" draw:layer="layout" svg:width="0.8cm" svg:height="0.7cm" svg:x="6.3cm" svg:y="11.2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7" draw:id="id37" draw:layer="layout" svg:width="0.8cm" svg:height="0.7cm" svg:x="6.3cm" svg:y="12.3cm">
          <text:p text:style-name="P1"><text:span text:style-name="T6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3.75cm" svg:y1="10.8cm" svg:x2="3.75cm" svg:y2="11.9cm" draw:start-shape="id26" draw:start-glue-point="2" draw:end-shape="id35" draw:end-glue-point="0" svg:d="m3750 10800v1100" svg:viewBox="0 0 1 1101">
          <text:p text:style-name="P6"><text:span text:style-name="T9">DIMENSION</text:span></text:p>
        </draw:connector>
        <draw:connector draw:style-name="gr5" draw:text-style-name="P1" draw:layer="layout" draw:type="curve" svg:x1="5.2cm" svg:y1="12.4cm" svg:x2="6.3cm" svg:y2="11.55cm" draw:start-shape="id35" draw:start-glue-point="1" draw:end-shape="id36" draw:end-glue-point="3" svg:d="m5200 12400c826 0 277-850 1100-850" svg:viewBox="0 0 1101 851">
          <text:p/>
        </draw:connector>
        <draw:connector draw:style-name="gr5" draw:text-style-name="P1" draw:layer="layout" draw:type="curve" svg:x1="5.2cm" svg:y1="12.4cm" svg:x2="6.3cm" svg:y2="12.65cm" draw:start-shape="id35" draw:start-glue-point="1" draw:end-shape="id37" draw:end-glue-point="3" svg:d="m5200 12400c826 0 277 250 1100 250" svg:viewBox="0 0 1101 251">
          <text:p/>
        </draw:connector>
        <draw:connector draw:style-name="gr8" draw:text-style-name="P1" draw:layer="layout" draw:type="lines" svg:x1="15.678cm" svg:y1="8.65cm" svg:x2="7.1cm" svg:y2="11.55cm" draw:end-shape="id36" draw:end-glue-point="1" svg:d="m15678 8650v0l-8076 2900h-502" svg:viewBox="0 0 8579 2901">
          <text:p/>
        </draw:connector>
        <draw:frame draw:style-name="gr6" draw:text-style-name="P12" draw:layer="layout" svg:width="1.996cm" svg:height="1.217cm" svg:x="7.7cm" svg:y="10.983cm">
          <draw:text-box>
            <text:p><text:span text:style-name="T11">BEV </text:span><text:span text:style-name="T7"><text:line-break/></text:span><text:span text:style-name="T7">t: 19901231</text:span></text:p>
            <text:p><text:span text:style-name="T7">wert: <text:s/>3200</text:span></text:p>
          </draw:text-box>
        </draw:frame>
        <draw:frame draw:style-name="gr6" draw:text-style-name="P21" draw:layer="layout" svg:width="8.846cm" svg:height="1.675cm" svg:x="15.491cm" svg:y="18.437cm">
          <draw:text-box>
            <text:p><text:span text:style-name="T13">Teil: Bevölkerung? Fläche?</text:span></text:p>
            <text:p><text:span text:style-name="T13">Teilverhältnis Gegenrichtung?</text:span></text:p>
          </draw:text-box>
        </draw:frame>
      </draw:page>
      <draw:page draw:name="page3" draw:style-name="dp1" draw:master-page-name="Standard"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9" draw:id="id49" draw:layer="layout" svg:width="2.6cm" svg:height="1.5cm" svg:x="17.7cm" svg:y="2.2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7" draw:id="id47" draw:layer="layout" svg:width="2.6cm" svg:height="1.5cm" svg:x="17.7cm" svg:y="9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272cm" svg:height="2.489cm" svg:x="23.828cm" svg:y="6.111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38" draw:id="id38" draw:layer="layout" svg:width="3.4cm" svg:height="0.9cm" svg:x="1cm" svg:y="1.1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9" draw:id="id39" draw:layer="layout" svg:width="3.5cm" svg:height="1.3cm" svg:x="4.6cm" svg:y="2.4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2cm" svg:x2="4.6cm" svg:y2="3.05cm" draw:start-shape="id38" draw:start-glue-point="2" draw:end-shape="id39" draw:end-glue-point="3" svg:d="m2700 2000v502l1399 548h501" svg:viewBox="0 0 1901 1051">
          <text:p text:style-name="P1"><text:span text:style-name="T9">INDIKATOR</text:span></text:p>
        </draw:connector>
        <draw:custom-shape draw:style-name="gr7" draw:text-style-name="P11" xml:id="id40" draw:id="id40" draw:layer="layout" svg:width="2.9cm" svg:height="1cm" svg:x="3.1cm" svg:y="5.7cm">
          <text:p text:style-name="P1"><text:span text:style-name="T6">Geschlecht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1" draw:id="id41" draw:layer="layout" svg:width="0.8cm" svg:height="0.7cm" svg:x="7.5cm" svg:y="5.3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2" draw:id="id42" draw:layer="layout" svg:width="0.8cm" svg:height="0.7cm" svg:x="7.5cm" svg:y="6.4cm">
          <text:p text:style-name="P1"><text:span text:style-name="T6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6.35cm" svg:y1="3.7cm" svg:x2="4.55cm" svg:y2="5.7cm" draw:start-shape="id39" draw:start-glue-point="2" draw:end-shape="id40" draw:end-glue-point="0" svg:d="m6350 3700c0 1501-1800 502-1800 2000" svg:viewBox="0 0 1801 2001">
          <text:p text:style-name="P6"><text:span text:style-name="T9">DIMENSION</text:span></text:p>
        </draw:connector>
        <draw:connector draw:style-name="gr5" draw:text-style-name="P1" draw:layer="layout" draw:type="curve" svg:x1="6cm" svg:y1="6.2cm" svg:x2="7.5cm" svg:y2="5.65cm" draw:start-shape="id40" draw:start-glue-point="1" draw:end-shape="id41" draw:end-glue-point="3" svg:d="m6000 6200c1126 0 377-550 1500-550" svg:viewBox="0 0 1501 551">
          <text:p/>
        </draw:connector>
        <draw:connector draw:style-name="gr5" draw:text-style-name="P1" draw:layer="layout" draw:type="curve" svg:x1="6cm" svg:y1="6.2cm" svg:x2="7.5cm" svg:y2="6.75cm" draw:start-shape="id40" draw:start-glue-point="1" draw:end-shape="id42" draw:end-glue-point="3" svg:d="m6000 6200c1126 0 377 550 1500 550" svg:viewBox="0 0 1501 551">
          <text:p/>
        </draw:connector>
        <draw:frame draw:style-name="gr6" draw:text-style-name="P22" draw:layer="layout" svg:width="9.798cm" svg:height="0.963cm" svg:x="18.9cm" svg:y="0.937cm">
          <draw:text-box>
            <text:p><text:span text:style-name="T14">Modellierung Umzug: Alternative.</text:span></text:p>
          </draw:text-box>
        </draw:frame>
        <draw:custom-shape draw:style-name="gr7" draw:text-style-name="P11" xml:id="id43" draw:id="id43" draw:layer="layout" svg:width="3.6cm" svg:height="1cm" svg:x="2.4cm" svg:y="9.9cm">
          <text:p text:style-name="P1"><text:span text:style-name="T6">Altersgruppe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4" draw:id="id44" draw:layer="layout" svg:width="0.8cm" svg:height="0.7cm" svg:x="7cm" svg:y="9.2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5" draw:id="id45" draw:layer="layout" svg:width="0.8cm" svg:height="0.7cm" svg:x="7cm" svg:y="10.3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0.4cm" svg:x2="7cm" svg:y2="9.55cm" draw:start-shape="id43" draw:start-glue-point="1" draw:end-shape="id44" draw:end-glue-point="3" svg:d="m6000 10400c751 0 252-850 1000-850" svg:viewBox="0 0 1001 851">
          <text:p/>
        </draw:connector>
        <draw:connector draw:style-name="gr5" draw:text-style-name="P1" draw:layer="layout" draw:type="curve" svg:x1="6cm" svg:y1="10.4cm" svg:x2="7cm" svg:y2="10.65cm" draw:start-shape="id43" draw:start-glue-point="1" draw:end-shape="id45" draw:end-glue-point="3" svg:d="m6000 10400c751 0 252 250 1000 250" svg:viewBox="0 0 1001 251">
          <text:p/>
        </draw:connector>
        <draw:custom-shape draw:style-name="gr7" draw:text-style-name="P11" xml:id="id46" draw:id="id46" draw:layer="layout" svg:width="0.8cm" svg:height="0.7cm" svg:x="7cm" svg:y="11.5cm">
          <text:p text:style-name="P1"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0.4cm" svg:x2="7cm" svg:y2="11.85cm" draw:end-shape="id46" svg:d="m6000 10400c375 0-125 1450 1000 1450" svg:viewBox="0 0 1001 1451">
          <text:p/>
        </draw:connector>
        <draw:custom-shape draw:style-name="gr21" draw:text-style-name="P11" xml:id="id48" draw:id="id48" draw:layer="layout" svg:width="3.5cm" svg:height="1.3cm" svg:x="10.7cm" svg:y="5.7cm">
          <text:p text:style-name="P1"><text:span text:style-name="T6">Umzug</text:span></text:p>
          <text:p text:style-name="P1"><text:span text:style-name="T6">wert: 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7.7cm" svg:y1="9.75cm" svg:x2="14.2cm" svg:y2="6.35cm" draw:start-shape="id47" draw:start-glue-point="3" draw:end-shape="id48" draw:end-glue-point="1" svg:d="m17700 9750c-2623 0-874-3400-3500-3400" svg:viewBox="0 0 3501 3401">
          <text:p text:style-name="P1">von</text:p>
        </draw:connector>
        <draw:connector draw:style-name="gr15" draw:text-style-name="P1" draw:layer="layout" draw:type="curve" svg:x1="14.2cm" svg:y1="6.35cm" svg:x2="17.7cm" svg:y2="2.95cm" draw:start-shape="id48" draw:start-glue-point="1" draw:end-shape="id49" draw:end-glue-point="3" svg:d="m14200 6350c2626 0 877-3400 3500-3400" svg:viewBox="0 0 3501 3401">
          <text:p text:style-name="P1">nach</text:p>
        </draw:connector>
        <draw:connector draw:style-name="gr5" draw:text-style-name="P1" draw:layer="layout" draw:type="curve" svg:x1="10.7cm" svg:y1="6.35cm" svg:x2="8.3cm" svg:y2="5.65cm" draw:start-shape="id48" draw:start-glue-point="3" draw:end-shape="id41" draw:end-glue-point="1" svg:d="m10700 6350c-1798 0-599-700-2400-700" svg:viewBox="0 0 2401 701">
          <text:p/>
        </draw:connector>
        <draw:connector draw:style-name="gr5" draw:text-style-name="P1" draw:layer="layout" draw:type="curve" svg:x1="10.7cm" svg:y1="6.35cm" svg:x2="7.8cm" svg:y2="10.65cm" draw:start-shape="id48" draw:start-glue-point="3" draw:end-shape="id45" draw:end-glue-point="1" svg:d="m10700 6350c-2173 0-724 4300-2900 4300" svg:viewBox="0 0 2901 4301">
          <text:p/>
        </draw:connector>
        <draw:connector draw:style-name="gr15" draw:text-style-name="P20" draw:layer="layout" draw:type="curve" svg:x1="6.35cm" svg:y1="3.7cm" svg:x2="2.4cm" svg:y2="10.4cm" draw:end-shape="id43" draw:end-glue-point="3" svg:d="m6350 3700c-6676 0-4701 6700-3950 6700" svg:viewBox="0 0 4814 6701">
          <text:p text:style-name="P6"><text:span text:style-name="T9">DIMENSION</text:span></text:p>
        </draw:connector>
      </draw:page>
      <draw:page draw:name="page4" draw:style-name="dp1" draw:master-page-name="Standard">
        <draw:custom-shape draw:style-name="gr3" draw:text-style-name="P14" xml:id="id61" draw:id="id61" draw:layer="layout" svg:width="2.6cm" svg:height="1.5cm" svg:x="17.7cm" svg:y="5.5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9" draw:id="id59" draw:layer="layout" svg:width="2.6cm" svg:height="1.5cm" svg:x="17.7cm" svg:y="12.3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272cm" svg:height="2.489cm" svg:x="23.828cm" svg:y="9.411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50" draw:id="id50" draw:layer="layout" svg:width="3.4cm" svg:height="0.9cm" svg:x="1cm" svg:y="4.9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51" draw:id="id51" draw:layer="layout" svg:width="3.5cm" svg:height="1.3cm" svg:x="4.6cm" svg:y="5.7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5.8cm" svg:x2="4.6cm" svg:y2="6.35cm" draw:start-shape="id50" draw:start-glue-point="2" draw:end-shape="id51" draw:end-glue-point="3" svg:d="m2700 5800v502l1399 48h501" svg:viewBox="0 0 1901 551">
          <text:p text:style-name="P1"><text:span text:style-name="T9">INDIKATOR</text:span></text:p>
        </draw:connector>
        <draw:custom-shape draw:style-name="gr7" draw:text-style-name="P11" xml:id="id52" draw:id="id52" draw:layer="layout" svg:width="2.9cm" svg:height="1cm" svg:x="3.1cm" svg:y="9cm">
          <text:p text:style-name="P1"><text:span text:style-name="T6">Geschlecht</text:span></text:p>
          <text:p text:style-name="P1"><text:span text:style-name="T3">Kategorien: [1,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3" draw:id="id53" draw:layer="layout" svg:width="0.8cm" svg:height="0.7cm" svg:x="7.5cm" svg:y="8.6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4" draw:id="id54" draw:layer="layout" svg:width="0.8cm" svg:height="0.7cm" svg:x="7.5cm" svg:y="9.7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6.35cm" svg:y1="7cm" svg:x2="4.55cm" svg:y2="9cm" draw:start-shape="id51" draw:start-glue-point="2" draw:end-shape="id52" draw:end-glue-point="0" svg:d="m6350 7000c0 1501-1800 502-1800 2000" svg:viewBox="0 0 1801 2001">
          <text:p text:style-name="P6"><text:span text:style-name="T9">DIMENSION</text:span></text:p>
        </draw:connector>
        <draw:connector draw:style-name="gr5" draw:text-style-name="P1" draw:layer="layout" draw:type="curve" svg:x1="6cm" svg:y1="9.5cm" svg:x2="7.5cm" svg:y2="8.95cm" draw:start-shape="id52" draw:start-glue-point="1" draw:end-shape="id53" draw:end-glue-point="3" svg:d="m6000 9500c1126 0 377-550 1500-550" svg:viewBox="0 0 1501 551">
          <text:p/>
        </draw:connector>
        <draw:connector draw:style-name="gr5" draw:text-style-name="P1" draw:layer="layout" draw:type="curve" svg:x1="6cm" svg:y1="9.5cm" svg:x2="7.5cm" svg:y2="10.05cm" draw:start-shape="id52" draw:start-glue-point="1" draw:end-shape="id54" draw:end-glue-point="3" svg:d="m6000 9500c1126 0 377 550 1500 550" svg:viewBox="0 0 1501 551">
          <text:p/>
        </draw:connector>
        <draw:frame draw:style-name="gr6" draw:text-style-name="P22" draw:layer="layout" svg:width="12.055cm" svg:height="0.963cm" svg:x="16.7cm" svg:y="0.937cm">
          <draw:text-box>
            <text:p><text:span text:style-name="T14">Modellierung Umzug: Alternative gesamt.</text:span></text:p>
          </draw:text-box>
        </draw:frame>
        <draw:custom-shape draw:style-name="gr7" draw:text-style-name="P11" xml:id="id55" draw:id="id55" draw:layer="layout" svg:width="3.6cm" svg:height="1cm" svg:x="2.4cm" svg:y="13.2cm">
          <text:p text:style-name="P1"><text:span text:style-name="T6">Altersgruppe</text:span></text:p>
          <text:p text:style-name="P1"><text:span text:style-name="T3">Kategorien: [1,2,3,4,5,6,7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6" draw:id="id56" draw:layer="layout" svg:width="0.8cm" svg:height="0.7cm" svg:x="7cm" svg:y="11.4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7" draw:id="id57" draw:layer="layout" svg:width="0.8cm" svg:height="0.7cm" svg:x="7cm" svg:y="12.4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3.7cm" svg:x2="7cm" svg:y2="11.75cm" draw:start-shape="id55" draw:start-glue-point="1" draw:end-shape="id56" draw:end-glue-point="3" svg:d="m6000 13700c751 0 501-1049 500-1049s-251-901 500-901" svg:viewBox="0 0 1001 1951">
          <text:p/>
        </draw:connector>
        <draw:connector draw:style-name="gr5" draw:text-style-name="P1" draw:layer="layout" draw:type="curve" svg:x1="6cm" svg:y1="13.7cm" svg:x2="7cm" svg:y2="12.75cm" draw:start-shape="id55" draw:start-glue-point="1" draw:end-shape="id57" draw:end-glue-point="3" svg:d="m6000 13700c750 0 250-950 1000-950" svg:viewBox="0 0 1001 951">
          <text:p/>
        </draw:connector>
        <draw:custom-shape draw:style-name="gr7" draw:text-style-name="P11" xml:id="id58" draw:id="id58" draw:layer="layout" svg:width="0.8cm" svg:height="0.7cm" svg:x="7cm" svg:y="13.3cm">
          <text:p text:style-name="P1"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62" draw:id="id62" draw:layer="layout" draw:type="curve" svg:x1="6cm" svg:y1="13.7cm" svg:x2="7cm" svg:y2="13.65cm" draw:end-shape="id58" svg:d="m6000 13700c375 0-125-50 1000-50" svg:viewBox="0 0 1001 51">
          <text:p/>
        </draw:connector>
        <draw:custom-shape draw:style-name="gr21" draw:text-style-name="P11" xml:id="id60" draw:id="id60" draw:layer="layout" svg:width="3.5cm" svg:height="1.8cm" svg:x="10.7cm" svg:y="8.7cm">
          <text:p text:style-name="P1"><text:span text:style-name="T6">Umzug</text:span></text:p>
          <text:p text:style-name="P1"><text:span text:style-name="T6">t: 20071231</text:span></text:p>
          <text:p text:style-name="P1"><text:span text:style-name="T6">wert: 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3" draw:layer="layout" draw:type="curve" svg:x1="17.7cm" svg:y1="13.05cm" svg:x2="14.2cm" svg:y2="9.6cm" draw:start-shape="id59" draw:start-glue-point="3" draw:end-shape="id60" draw:end-glue-point="1" svg:d="m17700 13050c-2623 0-874-3450-3500-3450" svg:viewBox="0 0 3501 3451">
          <text:p text:style-name="P1"><text:span text:style-name="T15">Fortzug</text:span></text:p>
        </draw:connector>
        <draw:connector draw:style-name="gr15" draw:text-style-name="P23" draw:layer="layout" draw:type="curve" svg:x1="14.2cm" svg:y1="9.6cm" svg:x2="17.7cm" svg:y2="6.25cm" draw:start-shape="id60" draw:start-glue-point="1" draw:end-shape="id61" draw:end-glue-point="3" svg:d="m14200 9600c2626 0 877-3350 3500-3350" svg:viewBox="0 0 3501 3351">
          <text:p text:style-name="P1"><text:span text:style-name="T15">Zuzug</text:span></text:p>
        </draw:connector>
        <draw:connector draw:style-name="gr5" draw:text-style-name="P1" draw:layer="layout" draw:type="curve" svg:x1="10.7cm" svg:y1="9.6cm" svg:x2="8.3cm" svg:y2="8.95cm" draw:start-shape="id60" draw:start-glue-point="3" draw:end-shape="id53" draw:end-glue-point="1" svg:d="m10700 9600c-1798 0-599-650-2400-650" svg:viewBox="0 0 2401 651">
          <text:p/>
        </draw:connector>
        <draw:connector draw:style-name="gr5" draw:text-style-name="P1" draw:layer="layout" draw:type="curve" svg:x1="10.7cm" svg:y1="9.6cm" svg:x2="7.8cm" svg:y2="12.75cm" draw:start-shape="id60" draw:start-glue-point="3" draw:end-shape="id57" draw:end-glue-point="1" svg:d="m10700 9600c-2173 0-724 3150-2900 3150" svg:viewBox="0 0 2901 3151">
          <text:p/>
        </draw:connector>
        <draw:connector draw:style-name="gr15" draw:text-style-name="P20" xml:id="id74" draw:id="id74" draw:layer="layout" draw:type="curve" draw:line-skew="0.039cm" svg:x1="6.35cm" svg:y1="7cm" svg:x2="2.4cm" svg:y2="13.7cm" draw:end-shape="id55" draw:end-glue-point="3" svg:d="m6350 7000c-6618 0-4643 6700-3950 6700" svg:viewBox="0 0 4771 6701">
          <text:p text:style-name="P6"><text:span text:style-name="T9">DIMENSION</text:span></text:p>
        </draw:connector>
        <draw:custom-shape draw:style-name="gr7" draw:text-style-name="P11" xml:id="id63" draw:id="id63" draw:layer="layout" svg:width="0.8cm" svg:height="0.7cm" svg:x="6.999cm" svg:y="14.099cm"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4" draw:id="id64" draw:layer="layout" svg:width="0.8cm" svg:height="0.7cm" svg:x="6.999cm" svg:y="14.999cm">
          <text:p text:style-name="P1"><text:span text:style-name="T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5" draw:id="id65" draw:layer="layout" svg:width="0.8cm" svg:height="0.7cm" svg:x="6.999cm" svg:y="15.799cm">
          <text:p text:style-name="P1"><text:span text:style-name="T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6" draw:id="id66" draw:layer="layout" svg:width="0.8cm" svg:height="0.7cm" svg:x="6.998cm" svg:y="16.598cm">
          <text:p text:style-name="P1"><text:span text:style-name="T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3.7cm" svg:x2="6.999cm" svg:y2="14.449cm" draw:start-shape="id62" draw:start-glue-point="2" draw:end-shape="id63" draw:end-glue-point="3" svg:d="m6000 13700c0 500 333 749 999 749" svg:viewBox="0 0 1000 750">
          <text:p/>
        </draw:connector>
        <draw:connector draw:style-name="gr5" draw:text-style-name="P1" draw:layer="layout" draw:type="curve" svg:x1="6cm" svg:y1="13.7cm" svg:x2="6.999cm" svg:y2="15.349cm" draw:start-shape="id62" draw:start-glue-point="2" draw:end-shape="id64" draw:end-glue-point="3" svg:d="m6000 13700c0 1100 333 1649 999 1649" svg:viewBox="0 0 1000 1650">
          <text:p/>
        </draw:connector>
        <draw:connector draw:style-name="gr5" draw:text-style-name="P1" draw:layer="layout" draw:type="curve" svg:x1="6cm" svg:y1="13.7cm" svg:x2="6.999cm" svg:y2="16.149cm" draw:start-shape="id62" draw:start-glue-point="2" draw:end-shape="id65" draw:end-glue-point="3" svg:d="m6000 13700c0 1633 333 2449 999 2449" svg:viewBox="0 0 1000 2450">
          <text:p/>
        </draw:connector>
        <draw:connector draw:style-name="gr5" draw:text-style-name="P1" draw:layer="layout" draw:type="curve" svg:x1="6cm" svg:y1="13.7cm" svg:x2="6.998cm" svg:y2="16.948cm" draw:start-shape="id62" draw:start-glue-point="2" draw:end-shape="id66" draw:end-glue-point="3" svg:d="m6000 13700c0 2166 332 3248 998 3248" svg:viewBox="0 0 999 3249">
          <text:p/>
        </draw:connector>
        <draw:frame draw:style-name="gr6" draw:text-style-name="P4" draw:layer="layout" svg:width="1.061cm" svg:height="0.887cm" svg:x="4.3cm" svg:y="10cm">
          <draw:text-box>
            <text:p><text:span text:style-name="T3">1: m</text:span></text:p>
            <text:p><text:span text:style-name="T3">2: w</text:span></text:p>
          </draw:text-box>
        </draw:frame>
        <draw:frame draw:style-name="gr6" draw:text-style-name="P4" draw:layer="layout" svg:width="1.539cm" svg:height="2.477cm" svg:x="4.3cm" svg:y="14.2cm">
          <draw:text-box>
            <text:p><text:span text:style-name="T3">1: &lt;8</text:span></text:p>
            <text:p><text:span text:style-name="T3">2: 8-18</text:span></text:p>
            <text:p><text:span text:style-name="T3">3: 19-25</text:span></text:p>
            <text:p><text:span text:style-name="T3">4: 26-35</text:span></text:p>
            <text:p><text:span text:style-name="T3">5: 36-45</text:span></text:p>
            <text:p><text:span text:style-name="T3">6: 46-65</text:span></text:p>
            <text:p><text:span text:style-name="T3">7: &gt;65</text:span></text:p>
          </draw:text-box>
        </draw:frame>
        <draw:custom-shape draw:style-name="gr7" draw:text-style-name="P11" xml:id="id67" draw:id="id67" draw:layer="layout" svg:width="3.482cm" svg:height="1cm" svg:x="2.4cm" svg:y="2.726cm">
          <text:p text:style-name="P1"><text:span text:style-name="T6">Familienstand</text:span></text:p>
          <text:p text:style-name="P1"><text:span text:style-name="T3">Kategorien: [0,1,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70" draw:id="id70" draw:layer="layout" svg:width="0.8cm" svg:height="0.7cm" svg:x="7.038cm" svg:y="2.005cm"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9" draw:id="id69" draw:layer="layout" svg:width="0.8cm" svg:height="0.7cm" svg:x="7.038cm" svg:y="3.205cm">
          <text:p text:style-name="P1"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8" draw:id="id68" draw:layer="layout" svg:width="0.8cm" svg:height="0.7cm" svg:x="7.038cm" svg:y="4.405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39cm" svg:height="1.205cm" svg:x="4.501cm" svg:y="3.7cm">
          <draw:text-box>
            <text:p><text:span text:style-name="T3">0: ledig</text:span></text:p>
            <text:p><text:span text:style-name="T3">1: verheiratet</text:span></text:p>
            <text:p><text:span text:style-name="T3">2: verw./gesch.</text:span></text:p>
          </draw:text-box>
        </draw:frame>
        <draw:connector draw:style-name="gr5" draw:text-style-name="P1" draw:layer="layout" draw:type="curve" draw:line-skew="0.24cm" svg:x1="5.882cm" svg:y1="3.226cm" svg:x2="7.038cm" svg:y2="4.755cm" draw:start-shape="id67" draw:start-glue-point="1" draw:end-shape="id68" draw:end-glue-point="3" svg:d="m5882 3226c1227 0 649 1529 1156 1529" svg:viewBox="0 0 1157 1530">
          <text:p/>
        </draw:connector>
        <draw:connector draw:style-name="gr5" draw:text-style-name="P1" draw:layer="layout" draw:type="curve" draw:line-skew="0.24cm" svg:x1="5.882cm" svg:y1="3.226cm" svg:x2="7.038cm" svg:y2="3.555cm" draw:start-shape="id67" draw:start-glue-point="1" draw:end-shape="id69" draw:end-glue-point="3" svg:d="m5882 3226c1227 0 649 329 1156 329" svg:viewBox="0 0 1157 330">
          <text:p/>
        </draw:connector>
        <draw:connector draw:style-name="gr5" draw:text-style-name="P1" draw:layer="layout" draw:type="curve" svg:x1="5.882cm" svg:y1="3.226cm" svg:x2="7.038cm" svg:y2="2.355cm" draw:start-shape="id67" draw:start-glue-point="1" draw:end-shape="id70" svg:d="m5882 3226c867 0 289-871 1156-871" svg:viewBox="0 0 1157 872">
          <text:p/>
        </draw:connector>
        <draw:connector draw:style-name="gr5" draw:text-style-name="P1" draw:layer="layout" draw:type="curve" draw:line-skew="0.03cm" svg:x1="10.7cm" svg:y1="9.6cm" svg:x2="7.838cm" svg:y2="2.355cm" draw:start-shape="id60" draw:start-glue-point="3" draw:end-shape="id70" draw:end-glue-point="1" svg:d="m10700 9600c-2100 0-669-7245-2862-7245" svg:viewBox="0 0 2863 7246">
          <text:p/>
        </draw:connector>
        <draw:connector draw:style-name="gr5" draw:text-style-name="P1" draw:layer="layout" draw:type="curve" draw:line-skew="0.386cm" svg:x1="6.35cm" svg:y1="5.7cm" svg:x2="4.141cm" svg:y2="3.726cm" draw:start-shape="id51" draw:start-glue-point="0" draw:end-shape="id67" draw:end-glue-point="2" svg:d="m6350 5700c0-900-2209 87-2209-1974" svg:viewBox="0 0 2210 1975">
          <text:p/>
        </draw:connector>
        <draw:custom-shape draw:style-name="gr7" draw:text-style-name="P11" xml:id="id71" draw:id="id71" draw:layer="layout" svg:width="2.9cm" svg:height="1cm" svg:x="3.108cm" svg:y="17.721cm">
          <text:p text:style-name="P1"><text:span text:style-name="T6">Nation</text:span></text:p>
          <text:p text:style-name="P1"><text:span text:style-name="T3">Kategorien: [D,A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157cm" svg:height="0.887cm" svg:x="4.232cm" svg:y="18.67cm">
          <draw:text-box>
            <text:p><text:span text:style-name="T3">D: Deutscher</text:span></text:p>
            <text:p><text:span text:style-name="T3">A: Ausländer</text:span></text:p>
          </draw:text-box>
        </draw:frame>
        <draw:custom-shape draw:style-name="gr7" draw:text-style-name="P11" xml:id="id72" draw:id="id72" draw:layer="layout" svg:width="0.8cm" svg:height="0.7cm" svg:x="6.999cm" svg:y="17.899cm">
          <text:p text:style-name="P1"><text:span text:style-name="T6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73" draw:id="id73" draw:layer="layout" svg:width="0.802cm" svg:height="0.701cm" svg:x="6.998cm" svg:y="18.698cm">
          <text:p text:style-name="P1"><text:span text:style-name="T6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008cm" svg:y1="18.221cm" svg:x2="6.999cm" svg:y2="18.249cm" draw:start-shape="id71" draw:start-glue-point="1" draw:end-shape="id72" draw:end-glue-point="3" svg:d="m6008 18221c744 0 249 28 991 28" svg:viewBox="0 0 992 29">
          <text:p/>
        </draw:connector>
        <draw:connector draw:style-name="gr5" draw:text-style-name="P1" draw:layer="layout" draw:type="curve" svg:x1="6.008cm" svg:y1="18.221cm" svg:x2="6.998cm" svg:y2="19.048cm" draw:start-shape="id71" draw:start-glue-point="1" draw:end-shape="id73" draw:end-glue-point="3" svg:d="m6008 18221c744 0 249 827 990 827" svg:viewBox="0 0 991 828">
          <text:p/>
        </draw:connector>
        <draw:connector draw:style-name="gr5" draw:text-style-name="P1" draw:layer="layout" draw:type="curve" svg:x1="10.7cm" svg:y1="9.6cm" svg:x2="7.799cm" svg:y2="18.249cm" draw:start-shape="id60" draw:start-glue-point="3" draw:end-shape="id72" draw:end-glue-point="1" svg:d="m10700 9600c-2175 0-725 8649-2901 8649" svg:viewBox="0 0 2902 8650">
          <text:p/>
        </draw:connector>
        <draw:connector draw:style-name="gr5" draw:text-style-name="P1" draw:layer="layout" draw:type="curve" draw:line-skew="-5.038cm 1.739cm" svg:x1="6.35cm" svg:y1="7cm" svg:x2="4.558cm" svg:y2="17.721cm" draw:start-shape="id74" draw:start-glue-point="2" draw:end-shape="id71" draw:end-glue-point="0" svg:d="m6350 7000c-6805 0-5671 5225-4418 7803s2626 2510 2626 2918" svg:viewBox="0 0 5367 10722">
          <text:p/>
        </draw:connector>
        <draw:frame draw:style-name="gr6" draw:text-style-name="P24" draw:layer="layout" svg:width="1.696cm" svg:height="0.493cm" svg:x="1.9cm" svg:y="14.8cm">
          <draw:text-box>
            <text:p><text:span text:style-name="T9">DIMENSION</text:span></text:p>
          </draw:text-box>
        </draw:frame>
        <draw:frame draw:style-name="gr6" draw:text-style-name="P24" draw:layer="layout" svg:width="1.696cm" svg:height="0.493cm" svg:x="4.504cm" svg:y="5.107cm">
          <draw:text-box>
            <text:p><text:span text:style-name="T9">DIMEN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1:18:04.31</meta:creation-date>
    <dc:date>2013-03-22T15:21:38.90</dc:date>
    <meta:editing-duration>PT18H12M15S</meta:editing-duration>
    <meta:editing-cycles>31</meta:editing-cycles>
    <meta:generator>LibreOffice/4.0.0.3$Windows_x86 LibreOffice_project/7545bee9c2a0782548772a21bc84a9dcc583b89</meta:generator>
    <meta:document-statistic meta:object-count="225"/>
  </office:meta>
</office:document-meta>
</file>